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a fusion:</text:p>
      <text:p text:style-name="Standard"><text:a xlink:type="simple" xlink:href="https://www.google.com/fusiontables/DataSource?docid=1wy7ZdgGSkymg4_5Ur_STM-yTl0Q5G_bTDSwxHNY">https://www.google.com/fusiontables/DataSource?docid=1wy7ZdgGSkymg4_5Ur_STM-yTl0Q5G_bTDSwxHNY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9T19:45:20</meta:creation-date>
    <dc:date>2014-02-19T19:45:54</dc:date>
    <dc:creator>renato 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106" meta:non-whitespace-character-count="105"/>
    <meta:generator>LibreOffice/3.5$Linux_x86 LibreOffice_project/350m1$Build-2</meta:generator>
  </office:meta>
</office:document-meta>
</file>